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5H28M00S" calcext:value-type="time">
            <text:p>35:28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office:value-type="string" calcext:value-type="string">
            <text:p>Worked on Edit / Delete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6T14:00:00" calcext:value-type="date">
            <text:p>01/06/2025 02:00 PM</text:p>
          </table:table-cell>
          <table:table-cell office:value-type="date" office:date-value="2025-01-06T16:40:00" calcext:value-type="date">
            <text:p>01/06/2025 04:40 PM</text:p>
          </table:table-cell>
          <table:table-cell table:style-name="ce12" table:formula="of:=[.F50]-[.E50]" office:value-type="time" office:time-value="PT02H40M00S" calcext:value-type="time">
            <text:p>02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dele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4:00:00" calcext:value-type="date">
            <text:p>01/07/2025 02:00 PM</text:p>
          </table:table-cell>
          <table:table-cell office:value-type="date" office:date-value="2025-01-07T15:10:00" calcext:value-type="date">
            <text:p>01/07/2025 03:10 PM</text:p>
          </table:table-cell>
          <table:table-cell table:style-name="ce12" table:formula="of:=[.F51]-[.E51]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office:value-type="string" calcext:value-type="string">
            <text:p>Worked on Editing transac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7T15:15:00" calcext:value-type="date">
            <text:p>01/07/2025 03:15 PM</text:p>
          </table:table-cell>
          <table:table-cell office:value-type="date" office:date-value="2025-01-07T15:50:00" calcext:value-type="date">
            <text:p>01/07/2025 03:50 PM</text:p>
          </table:table-cell>
          <table:table-cell table:style-name="ce12" table:formula="of:=[.F52]-[.E52]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6]-[.E7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7T15:49:24.309192449</dc:date>
    <meta:editing-duration>P6DT3H32M34S</meta:editing-duration>
    <meta:editing-cycles>564</meta:editing-cycles>
    <meta:document-statistic meta:table-count="1" meta:cell-count="254" meta:object-count="0"/>
  </office:meta>
</office:document-meta>
</file>